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3pt"/>
    </style:style>
    <style:style style:name="co2" style:family="table-column">
      <style:table-column-properties fo:break-before="auto" style:column-width="189.0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378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2.5pt"/>
    </style:style>
    <style:style style:name="co9" style:family="table-column">
      <style:table-column-properties fo:break-before="auto" style:column-width="51.7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1235.25pt"/>
    </style:style>
    <style:style style:name="co12" style:family="table-column">
      <style:table-column-properties fo:break-before="auto" style:column-width="56.24pt"/>
    </style:style>
    <style:style style:name="ro1" style:family="table-row">
      <style:table-row-properties style:row-height="46.4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aven">
      <style:table-properties table:display="true" style:writing-mode="lr-tb"/>
    </style:style>
    <style:style style:name="ta2" style:family="table" style:master-page-name="PageStyle_5f_RubyGems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v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User repo</text:p>
          </table:table-cell>
          <table:table-cell table:style-name="ce1" office:value-type="string" calcext:value-type="string">
            <text:p>Lib repo</text:p>
          </table:table-cell>
          <table:table-cell table:style-name="ce1" office:value-type="string" calcext:value-type="string">
            <text:p>Social Pos</text:p>
          </table:table-cell>
          <table:table-cell table:style-name="ce1" office:value-type="string" calcext:value-type="string">
            <text:p>Contrib Dir</text:p>
          </table:table-cell>
          <table:table-cell table:style-name="ce1" office:value-type="string" calcext:value-type="string">
            <text:p>Initial Dev Contrib</text:p>
          </table:table-cell>
          <table:table-cell table:style-name="ce1" office:value-type="string" calcext:value-type="string">
            <text:p>F Feature Request (Issue/Comment)</text:p>
          </table:table-cell>
          <table:table-cell table:style-name="ce1" office:value-type="string" calcext:value-type="string">
            <text:p>F Help solve Issue (Comments)</text:p>
          </table:table-cell>
          <table:table-cell table:style-name="ce1" office:value-type="string" calcext:value-type="string">
            <text:p>F Report Problem (issue/comment)</text:p>
          </table:table-cell>
          <table:table-cell table:style-name="ce1" office:value-type="string" calcext:value-type="string">
            <text:p>F Feature Request (PR)</text:p>
          </table:table-cell>
          <table:table-cell table:style-name="ce1" office:value-type="string" calcext:value-type="string">
            <text:p>F Fix Issue (PR)</text:p>
          </table:table-cell>
          <table:table-cell table:style-name="ce1" office:value-type="string" calcext:value-type="string">
            <text:p>Dev created both repos</text:p>
          </table:table-cell>
          <table:table-cell table:style-name="ce1" office:value-type="string" calcext:value-type="string">
            <text:p>B Help solve Issue (Comments/PR)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etailed info</text:p>
          </table:table-cell>
          <table:table-cell table:style-name="ce1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killbilling/recurly-java-library</text:p>
          </table:table-cell>
          <table:table-cell table:style-name="ce2" office:value-type="string" calcext:value-type="string">
            <text:p>FasterXML/jackson-annotation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Help resolve an issue (on user)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he main dev of the lib (cowtowncoder) was called out by a user dev with the @ feature to help solve an issue on the user project. See https://github.com/killbilling/recurly-java-library/issues/4#issuecomment-9578576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quare/dagger</text:p>
          </table:table-cell>
          <table:table-cell table:style-name="ce2" office:value-type="string" calcext:value-type="string">
            <text:p>google/guav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2F to help solve issue/ 2B Externa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string" calcext:value-type="string">
            <text:p>The "direct" Tech dep was introduced by a lib dev: https://github.com/cgruber/dagger/commit/219a420e1436b9606dcaf40dc6670df6e0f78f9a. Two lib devs from google (gk5885,cgruber) doing backward, 2 user devs from Square (JakeWharton, swankjesse) doing forward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Vidada-Project/Vidada</text:p>
          </table:table-cell>
          <table:table-cell table:style-name="ce2" office:value-type="string" calcext:value-type="string">
            <text:p>caprica/vlcj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Require help to have a working example before adding to the projec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caprica/vlcj/issues/131" xlink:type="simple">https://github.com/caprica/vlcj/issues/131</text:a>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facebook/presto</text:p>
          </table:table-cell>
          <table:table-cell table:style-name="ce2" office:value-type="string" calcext:value-type="string">
            <text:p>google/guav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9"/>
        </table:table-row>
        <table:table-row table:style-name="ro2">
          <table:table-cell table:style-name="ce2" office:value-type="string" calcext:value-type="string">
            <text:p>asascience-open/ncSOS</text:p>
          </table:table-cell>
          <table:table-cell table:style-name="ce2" office:value-type="string" calcext:value-type="string">
            <text:p>Unidata/thredds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New Feature. Community behind (researchers :)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User project is an extension of lib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jknack/handlebars.java</text:p>
          </table:table-cell>
          <table:table-cell table:style-name="ce2" office:value-type="string" calcext:value-type="string">
            <text:p>mfornos/humanize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1F Feature Request (mavenzine the lib so user rep can add it) | 1B E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See request: https://github.com/mfornos/humanize/issues/1, Lib dev post issue probably for another project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Graylog2/graylog2-server</text:p>
          </table:table-cell>
          <table:table-cell table:style-name="ce2" office:value-type="string" calcext:value-type="string">
            <text:p>dropwizard/metrics</text:p>
          </table:table-cell>
          <table:table-cell table:style-name="ce2" office:value-type="string" calcext:value-type="string">
            <text:p>TbS (adjust)</text:p>
          </table:table-cell>
          <table:table-cell table:style-name="ce2" office:value-type="string" calcext:value-type="string">
            <text:p>FO (without ext)</text:p>
          </table:table-cell>
          <table:table-cell table:style-name="ce2" office:value-type="string" calcext:value-type="string">
            <text:p>Require the lib to update its dependencies, 3 External Contex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The technical date is not "exact". The lib was renamed in version 3.1.0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Hive2Hive/Hive2Hive</text:p>
          </table:table-cell>
          <table:table-cell table:style-name="ce2" office:value-type="string" calcext:value-type="string">
            <text:p>RuedigerMoeller/fast-serialization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RuedigerMoeller/fast-serialization/issues/52" xlink:type="simple">https://github.com/RuedigerMoeller/fast-serialization/issues/52</text:a>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fommil/emokit-java</text:p>
          </table:table-cell>
          <table:table-cell table:style-name="ce2" office:value-type="string" calcext:value-type="string">
            <text:p>cibuddy/cibuddy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Request Help/Report Problem | 1B to help solve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Backward contrib because of "transitivity":an issue of the user repo was referenced in the lib repo. Later in the project the user dev submitted a PR to improve the code of the lib by adding a dep to one of its other repo: https://github.com/cibuddy/cibuddy/pull/25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cejug/hurraa</text:p>
          </table:table-cell>
          <table:table-cell table:style-name="ce2" office:value-type="string" calcext:value-type="string">
            <text:p>caelum/vraptor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EC Report Issue for another project before the creation of the user project | 1B EC issue posted by lib dev but for another project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office:value-type="string" calcext:value-type="string">
            <text:p>alien4cloud/alien4cloud</text:p>
          </table:table-cell>
          <table:table-cell table:style-name="ce2" office:value-type="string" calcext:value-type="string">
            <text:p>FasterXML/jackson-databind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Project was private initially so technical date correspond to when the project was made public since the dep was there already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jacoco/jacoco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 (adjust)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2F 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Technical date is weird, should be that one https://github.com/jacoco/jacoco/commit/1fea169b50b5baed6009e269fa181a45d5c59680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cifio/scifio</text:p>
          </table:table-cell>
          <table:table-cell table:style-name="ce2" office:value-type="string" calcext:value-type="string">
            <text:p>imagej/imagej-common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3" office:value-type="string" calcext:value-type="string">
            <text:p>1F Lead on both projects | 2F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Mess, There is apparently a cycle between the two repos via their sub-libs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rackerlabs/blueflood</text:p>
          </table:table-cell>
          <table:table-cell table:style-name="ce2" office:value-type="string" calcext:value-type="string">
            <text:p>dropwizard/dropwizard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Feature Request with P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dropwizard/dropwizard/pull/548" xlink:type="simple">https://github.com/dropwizard/dropwizard/pull/548</text:a>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1" office:value-type="string" calcext:value-type="string">
            <text:p>Siguza/VirtualPack</text:p>
          </table:table-cell>
          <table:table-cell table:style-name="ce1" office:value-type="string" calcext:value-type="string">
            <text:p>MilkBowl/Vault</text:p>
          </table:table-cell>
          <table:table-cell table:style-name="ce1" office:value-type="string" calcext:value-type="string">
            <text:p>Sb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1F Report issue / 1 External Context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string" calcext:value-type="string">
            <text:p>Built a mockup before officially commiting</text:p>
          </table:table-cell>
          <table:table-cell table:style-name="ce1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egmentio/analytics-java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9"/>
        </table:table-row>
        <table:table-row table:style-name="ro2">
          <table:table-cell table:style-name="ce2" office:value-type="string" calcext:value-type="string">
            <text:p>Hive2Hive/Hive2Hive</text:p>
          </table:table-cell>
          <table:table-cell table:style-name="ce2" office:value-type="string" calcext:value-type="string">
            <text:p>tomp2p/TomP2P</text:p>
          </table:table-cell>
          <table:table-cell table:style-name="ce2" office:value-type="string" calcext:value-type="string">
            <text:p>TbS (adjust)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Feature Request | 1B Help solve issue | 2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Technical date was earlier, dev refacred pom structure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ozialhelden/wheelmap-android</text:p>
          </table:table-cell>
          <table:table-cell table:style-name="ce2" office:value-type="string" calcext:value-type="string">
            <text:p>Prototik/HoloEverywhere</text:p>
          </table:table-cell>
          <table:table-cell table:style-name="ce2" office:value-type="string" calcext:value-type="string">
            <text:p>TbS (adjust)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 Feature Request (mavenzine the lib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Technical date was earlier, lib name changed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tinkerpop/blueprints</text:p>
          </table:table-cell>
          <table:table-cell table:style-name="ce2" office:value-type="string" calcext:value-type="string">
            <text:p>neo4j/neo4j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B Code Improvement | 3B | 3F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User repo kind of extends lib which is maintained by a company so it's interesting for them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CubeEngine/core</text:p>
          </table:table-cell>
          <table:table-cell table:style-name="ce2" office:value-type="string" calcext:value-type="string">
            <text:p>netty/netty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R to Fix Issu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github.com/netty/netty/pull/1834" xlink:type="simple">https://github.com/netty/netty/pull/1834</text:a>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AmauryCarrade/UHPlugin</text:p>
          </table:table-cell>
          <table:table-cell table:style-name="ce2" office:value-type="string" calcext:value-type="string">
            <text:p>pgmann/SpectatorPlus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R to Add Feature |1F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User repo looks like an unofficial fork. Techincal was earlier as dev was using jar/different lib name: https://github.com/AmauryCarrade/UHPlugin/commit/ed9c02a5906147e1889f6645c5ee9105f7e405aa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imagej/imagej-ops</text:p>
          </table:table-cell>
          <table:table-cell table:style-name="ce2" office:value-type="string" calcext:value-type="string">
            <text:p>scijava/scijava-common</text:p>
          </table:table-cell>
          <table:table-cell table:style-name="ce2" office:value-type="string" calcext:value-type="string">
            <text:p>S=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B Lib developers started user repo |3B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Lib developers started user repo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proofpoint/platform</text:p>
          </table:table-cell>
          <table:table-cell table:style-name="ce2" office:value-type="string" calcext:value-type="string">
            <text:p>cbeust/testng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99"/>
        </table:table-row>
        <table:table-row table:style-name="ro2">
          <table:table-cell table:style-name="ce2" office:value-type="string" calcext:value-type="string">
            <text:p>resthub/resthub-spring-stack</text:p>
          </table:table-cell>
          <table:table-cell table:style-name="ce2" office:value-type="string" calcext:value-type="string">
            <text:p>FasterXML/jackson-annotations</text:p>
          </table:table-cell>
          <table:table-cell table:style-name="ce2" office:value-type="string" calcext:value-type="string">
            <text:p>TbS</text:p>
          </table:table-cell>
          <table:table-cell table:style-name="ce2"/>
          <table:table-cell table:style-name="ce2" office:value-type="string" calcext:value-type="string">
            <text:p>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by sdeleuze - https://github.com/FasterXML/jackson-annotations/issues/48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quare/retrofit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PR to solve issu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F by adriancole https://github.com/junit-team/junit/pull/1085 | WARNING SPAMMING stevepeak making PRs on both projects to add the use of his tool to the project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cybertiger/Bukkit-Instances</text:p>
          </table:table-cell>
          <table:table-cell table:style-name="ce2" office:value-type="string" calcext:value-type="string">
            <text:p>Multiverse/Multiverse-Core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PR to add Featur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F PR by cybertiger: https://github.com/Multiverse/Multiverse-Core/pull/1135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php-coder/mystamps</text:p>
          </table:table-cell>
          <table:table-cell table:style-name="ce2" office:value-type="string" calcext:value-type="string">
            <text:p>alexruiz/fest-assert-2.x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to comment/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TechDate reprensent an update not the initial adding. F by php-coder https://github.com/alexruiz/fest-assert-2.x/issues/12#issuecomment-6351063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Unicon/cas-addons</text:p>
          </table:table-cell>
          <table:table-cell table:style-name="ce2" office:value-type="string" calcext:value-type="string">
            <text:p>stormpath/stormpath-sdk-jav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Report issue/ Ask info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F by dima676: https://github.com/stormpath/stormpath-sdk-java/issues/7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yegor256/s3auth</text:p>
          </table:table-cell>
          <table:table-cell table:style-name="ce2" office:value-type="string" calcext:value-type="string">
            <text:p>jcabi/jcabi-xml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User dev started lib | 2F | 1B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yegor256 leads both projects, created social link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justinhrobbins/FlashCards_App</text:p>
          </table:table-cell>
          <table:table-cell table:style-name="ce2" office:value-type="string" calcext:value-type="string">
            <text:p>jsevellec/cassandra-unit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F by https://github.com/jsevellec/cassandra-unit/issues/67#issuecomment-73634518 looks like he had prior experience. Either worked in another branch or for another project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facebook/presto</text:p>
          </table:table-cell>
          <table:table-cell table:style-name="ce2" office:value-type="string" calcext:value-type="string">
            <text:p>FasterXML/jackson-databind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eature Reques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electrum https://github.com/FasterXML/jackson-databind/issues/199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spring-projects/spring-data-examples</text:p>
          </table:table-cell>
          <table:table-cell table:style-name="ce2" office:value-type="string" calcext:value-type="string">
            <text:p>FasterXML/jackson-databind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Report issue 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square/retrofit</text:p>
          </table:table-cell>
          <table:table-cell table:style-name="ce2" office:value-type="string" calcext:value-type="string">
            <text:p>google/guav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Request Feature | 1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2" office:value-type="string" calcext:value-type="string">
            <text:p>The contrib by Wharton seems out of nowhere: https://github.com/google/guava/issues/1921#issuecomment-67124450 that's its only contrib to guava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antiAD/AntiAd</text:p>
          </table:table-cell>
          <table:table-cell table:style-name="ce2" office:value-type="string" calcext:value-type="string">
            <text:p>Hidendra/Plugin-Metric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comment to help solve issue, 1F EC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999"/>
        </table:table-row>
        <table:table-row table:style-name="ro2">
          <table:table-cell table:style-name="ce2" office:value-type="string" calcext:value-type="string">
            <text:p>cucumber/cucumber-jvm</text:p>
          </table:table-cell>
          <table:table-cell table:style-name="ce2" office:value-type="string" calcext:value-type="string">
            <text:p>cbeust/testng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1B comment to help solve issue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al technical date seems to be earlier, cbeust: https://github.com/cucumber/cucumber-jvm/issues/266#issuecomment-4601329, 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OpenHFT/Java-Lang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PR to improve performance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9"/>
        </table:table-row>
        <table:table-row table:style-name="ro2">
          <table:table-cell table:style-name="ce2" office:value-type="string" calcext:value-type="string">
            <text:p>wocommunity/wonder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comment/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One to improve documentation, the other to ask for the return an API method that was remove in a newer version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ProjectInfinity/ReportRTS</text:p>
          </table:table-cell>
          <table:table-cell table:style-name="ce2" office:value-type="string" calcext:value-type="string">
            <text:p>MilkBowl/Vaul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to comment/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Real technical date is earlier, they were not using Maven before so it's a TbS in reality. Lead dev of user asks the library to update the version of one of its dependency: https://github.com/MilkBowl/Vault/issues/164#issuecomment-5260149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versly/wsdoc</text:p>
          </table:table-cell>
          <table:table-cell table:style-name="ce2" office:value-type="string" calcext:value-type="string">
            <text:p>FasterXML/jackson-module-jsonSchema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PR to add featur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Lead dev of user submits PR to add new feature to lib: https://github.com/FasterXML/jackson-module-jsonSchema/pull/38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weaondara/BungeePerms</text:p>
          </table:table-cell>
          <table:table-cell table:style-name="ce2" office:value-type="string" calcext:value-type="string">
            <text:p>MilkBowl/Vaul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B comment help solve issue &amp; 1 EC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al technical date is earlier, they were using jar files before so it's TbS in reality. Lead dev of user submit a PR to add a connector to the user project in the lib (Vault, Minecraft Context): https://github.com/MilkBowl/Vault/pull/476. The backward comment is kind of related to that 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teamed/requs</text:p>
          </table:table-cell>
          <table:table-cell table:style-name="ce2" office:value-type="string" calcext:value-type="string">
            <text:p>jcabi/jcabi-xml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1F Lead on both projects | Rultor Bot Commen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Rultor bot support merge, deploy and release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helun/Ektorp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3 EC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office:value-type="string" calcext:value-type="string">
            <text:p>resthub/resthub-spring-stack</text:p>
          </table:table-cell>
          <table:table-cell table:style-name="ce2" office:value-type="string" calcext:value-type="string">
            <text:p>brettwooldridge/HikariCP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1B comment help solve issue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ad dev of lib give info on lib: https://github.com/resthub/resthub-spring-stack/pull/243#issuecomment-37146865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triceo/splitlog</text:p>
          </table:table-cell>
          <table:table-cell table:style-name="ce2" office:value-type="string" calcext:value-type="string">
            <text:p>junit-team/junit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1 EC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ad dev of user but had reported an issue on lib another context before he started the user project: https://github.com/junit-team/junit4/issues/695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aaberg/sql2o</text:p>
          </table:table-cell>
          <table:table-cell table:style-name="ce2" office:value-type="string" calcext:value-type="string">
            <text:p>jOOQ/jOOQ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1B to report/help sove problemvia issue/PR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er project uses lib for benchmarking. Lib lead dev was able to find a bug thanks to these benchmarks. Lib dev contributed back to user to fix a dead link regarding the benchmark and to thank the user dev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trsvax/tapestry-bootstrap</text:p>
          </table:table-cell>
          <table:table-cell table:style-name="ce2" office:value-type="string" calcext:value-type="string">
            <text:p>got5/tapestry5-jquery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1B Lib developers started user repo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ne of the lib dev started the user project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jhalterman/modelmapper</text:p>
          </table:table-cell>
          <table:table-cell table:style-name="ce2" office:value-type="string" calcext:value-type="string">
            <text:p>FasterXML/jackson-databind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1F to report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Lead dev of user reports a prob with a new version of the lib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internetarchive/wayback</text:p>
          </table:table-cell>
          <table:table-cell table:style-name="ce2" office:value-type="string" calcext:value-type="string">
            <text:p>iipc/webarchive-commons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Same Organization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Devs are from the same organization: https://github.com/iipc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facebook/nifty</text:p>
          </table:table-cell>
          <table:table-cell table:style-name="ce2" office:value-type="string" calcext:value-type="string">
            <text:p>airlift/airlift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Devs from lib were hired by company of use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Before joining FB several of the developers used to work at Proofpoint and were core authors of the platform project: https://groups.google.com/d/msg/presto-users/xZu_tv9c2nU/6GSuHUuLwdIJ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jooby-project/jooby</text:p>
          </table:table-cell>
          <table:table-cell table:style-name="ce2" office:value-type="string" calcext:value-type="string">
            <text:p>jknack/handlebars.java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Main dev from lib started user projec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14"/>
          <table:table-cell table:number-columns-repeated="999"/>
        </table:table-row>
        <table:table-row table:style-name="ro2">
          <table:table-cell table:number-columns-repeated="5"/>
          <table:table-cell table:formula="of:=SUM([.F2:.F51])*2" office:value-type="float" office:value="20" calcext:value-type="float">
            <text:p>20</text:p>
          </table:table-cell>
          <table:table-cell table:formula="of:=SUM([.G2:.G51])*2" office:value-type="float" office:value="4" calcext:value-type="float">
            <text:p>4</text:p>
          </table:table-cell>
          <table:table-cell table:formula="of:=SUM([.H2:.H51])*2" office:value-type="float" office:value="26" calcext:value-type="float">
            <text:p>26</text:p>
          </table:table-cell>
          <table:table-cell table:formula="of:=SUM([.I2:.I51])*2" office:value-type="float" office:value="12" calcext:value-type="float">
            <text:p>12</text:p>
          </table:table-cell>
          <table:table-cell table:formula="of:=SUM([.J2:.J51])*2" office:value-type="float" office:value="6" calcext:value-type="float">
            <text:p>6</text:p>
          </table:table-cell>
          <table:table-cell table:formula="of:=SUM([.K2:.K51])*2" office:value-type="float" office:value="16" calcext:value-type="float">
            <text:p>16</text:p>
          </table:table-cell>
          <table:table-cell table:formula="of:=SUM([.L2:.L51])*2" office:value-type="float" office:value="10" calcext:value-type="float">
            <text:p>10</text:p>
          </table:table-cell>
          <table:table-cell table:formula="of:=SUM([.M2:.M51])*2" office:value-type="float" office:value="6" calcext:value-type="float">
            <text:p>6</text:p>
          </table:table-cell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byGem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User repo</text:p>
          </table:table-cell>
          <table:table-cell table:style-name="ce1" office:value-type="string" calcext:value-type="string">
            <text:p>Lib repo</text:p>
          </table:table-cell>
          <table:table-cell table:style-name="ce1" office:value-type="string" calcext:value-type="string">
            <text:p>Social Pos</text:p>
          </table:table-cell>
          <table:table-cell table:style-name="ce1" office:value-type="string" calcext:value-type="string">
            <text:p>Contrib Dir</text:p>
          </table:table-cell>
          <table:table-cell table:style-name="ce1" office:value-type="string" calcext:value-type="string">
            <text:p>Initial Dev Contrib</text:p>
          </table:table-cell>
          <table:table-cell table:style-name="ce1" office:value-type="string" calcext:value-type="string">
            <text:p>F Feature Request (Issue/Comment)</text:p>
          </table:table-cell>
          <table:table-cell table:style-name="ce1" office:value-type="string" calcext:value-type="string">
            <text:p>F Feature Request (PR)</text:p>
          </table:table-cell>
          <table:table-cell table:style-name="ce1" office:value-type="string" calcext:value-type="string">
            <text:p>F Help solve Issue (Comment)</text:p>
          </table:table-cell>
          <table:table-cell table:style-name="ce1" office:value-type="string" calcext:value-type="string">
            <text:p>F Report Problem (issue/comment)</text:p>
          </table:table-cell>
          <table:table-cell table:style-name="ce1" office:value-type="string" calcext:value-type="string">
            <text:p>F Fix Issue (PR)</text:p>
          </table:table-cell>
          <table:table-cell table:style-name="ce1" office:value-type="string" calcext:value-type="string">
            <text:p>Dev created both repos</text:p>
          </table:table-cell>
          <table:table-cell table:style-name="ce1" office:value-type="string" calcext:value-type="string">
            <text:p>B Help solve Issue (Comments/PR)</text:p>
          </table:table-cell>
          <table:table-cell table:style-name="ce1" office:value-type="string" calcext:value-type="string">
            <text:p>B Propose to use lib (PR)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etailed info</text:p>
          </table:table-cell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adelevie/parse_resource</text:p>
          </table:table-cell>
          <table:table-cell table:style-name="ce5" office:value-type="string" calcext:value-type="string">
            <text:p>rest-client/rest-clien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Feature request via issu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4" office:value-type="string" calcext:value-type="string">
            <text:p><text:a xlink:href="https://github.com/rest-client/rest-client/issues/102" xlink:type="simple">https://github.com/rest-client/rest-client/issues/102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ddollar/foreman</text:p>
          </table:table-cell>
          <table:table-cell table:style-name="ce5" office:value-type="string" calcext:value-type="string">
            <text:p>bkeepers/dotenv</text:p>
          </table:table-cell>
          <table:table-cell table:style-name="ce2" office:value-type="string" calcext:value-type="string">
            <text:p>S=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B Feature request to use the lib made by lib dev | 1B | 1F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<text:a xlink:href="https://github.com/ddollar/foreman/pull/347" xlink:type="simple">https://github.com/ddollar/foreman/pull/347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fog/fog</text:p>
          </table:table-cell>
          <table:table-cell table:style-name="ce5" office:value-type="string" calcext:value-type="string">
            <text:p>rspec/rspec-core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4 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schneems/wicked</text:p>
          </table:table-cell>
          <table:table-cell table:style-name="ce5" office:value-type="string" calcext:value-type="string">
            <text:p>technicalpickles/jeweler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Comment on an issue that he had same problem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technicalpickles/jeweler/pull/235#issuecomment-17956736" xlink:type="simple">https://github.com/technicalpickles/jeweler/pull/235#issuecomment-17956736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heroku/databasedotcom</text:p>
          </table:table-cell>
          <table:table-cell table:style-name="ce5" office:value-type="string" calcext:value-type="string">
            <text:p>bblimke/webmock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3 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nateware/redis-objects</text:p>
          </table:table-cell>
          <table:table-cell table:style-name="ce5" office:value-type="string" calcext:value-type="string">
            <text:p>resque/redis-namespace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help to solve issue (comment) | 1B | 1EC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resque/redis-namespace/issues/15#issuecomment-500269" xlink:type="simple">https://github.com/resque/redis-namespace/issues/15#issuecomment-500269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jsmestad/pivotal-tracker</text:p>
          </table:table-cell>
          <table:table-cell table:style-name="ce5" office:value-type="string" calcext:value-type="string">
            <text:p>bundler/bundler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3" office:value-type="string" calcext:value-type="string">
            <text:p>F help to solve issue (comment) | 1B | 2F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bundler/bundler/issues/57#issuecomment-129441" xlink:type="simple">https://github.com/bundler/bundler/issues/57#issuecomment-129441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activemerchant/offsite_payments</text:p>
          </table:table-cell>
          <table:table-cell table:style-name="ce5" office:value-type="string" calcext:value-type="string">
            <text:p>sparklemotion/nokogiri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help fix issue | 1EC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5" office:value-type="string" calcext:value-type="string">
            <text:p>cantino/ruby-readability</text:p>
          </table:table-cell>
          <table:table-cell table:style-name="ce5" office:value-type="string" calcext:value-type="string">
            <text:p>rspec/rspec-expectation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1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sinatra/sinatra-contrib</text:p>
          </table:table-cell>
          <table:table-cell table:style-name="ce5" office:value-type="string" calcext:value-type="string">
            <text:p>sass/sass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ask for the project to be released as a gem 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4" office:value-type="string" calcext:value-type="string">
            <text:p><text:a xlink:href="https://github.com/sass/sass/issues/18" xlink:type="simple">https://github.com/sass/sass/issues/18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zipmark/rspec_api_documentation</text:p>
          </table:table-cell>
          <table:table-cell table:style-name="ce5" office:value-type="string" calcext:value-type="string">
            <text:p>jnicklas/capybar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report issue and ask for help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jnicklas/capybara/issues/738" xlink:type="simple">https://github.com/jnicklas/capybara/issues/738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raw1z/amistad</text:p>
          </table:table-cell>
          <table:table-cell table:style-name="ce5" office:value-type="string" calcext:value-type="string">
            <text:p>brianmario/mysql2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twbs/bootstrap-sass</text:p>
          </table:table-cell>
          <table:table-cell table:style-name="ce5" office:value-type="string" calcext:value-type="string">
            <text:p>jnicklas/capybara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3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fstrozzi/bioruby-pipengine</text:p>
          </table:table-cell>
          <table:table-cell table:style-name="ce5" office:value-type="string" calcext:value-type="string">
            <text:p>technicalpickles/jeweler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binarylogic/searchlogic</text:p>
          </table:table-cell>
          <table:table-cell table:style-name="ce5" office:value-type="string" calcext:value-type="string">
            <text:p>travisjeffery/timecop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Fullscreen/bh</text:p>
          </table:table-cell>
          <table:table-cell table:style-name="ce5" office:value-type="string" calcext:value-type="string">
            <text:p>bundler/bundler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help solve issue via P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bundler/bundler/pull/3389" xlink:type="simple">https://github.com/bundler/bundler/pull/3389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wwood/finishm</text:p>
          </table:table-cell>
          <table:table-cell table:style-name="ce5" office:value-type="string" calcext:value-type="string">
            <text:p>glejeune/Ruby-Graphviz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ask for a new version of the gem (issue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8"/>
          <table:table-cell table:style-name="ce4" office:value-type="string" calcext:value-type="string">
            <text:p><text:a xlink:href="https://github.com/glejeune/Ruby-Graphviz/issues/85" xlink:type="simple">https://github.com/glejeune/Ruby-Graphviz/issues/85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psyho/bogus</text:p>
          </table:table-cell>
          <table:table-cell table:style-name="ce5" office:value-type="string" calcext:value-type="string">
            <text:p>cucumber/arub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help solve issue via PR 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cucumber/aruba/pull/277" xlink:type="simple">https://github.com/cucumber/aruba/pull/277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cloudant/sabisu</text:p>
          </table:table-cell>
          <table:table-cell table:style-name="ce5" office:value-type="string" calcext:value-type="string">
            <text:p>bbatsov/rubocop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ost issu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bbatsov/rubocop/issues/705" xlink:type="simple">https://github.com/bbatsov/rubocop/issues/705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benjaminoakes/maid</text:p>
          </table:table-cell>
          <table:table-cell table:style-name="ce5" office:value-type="string" calcext:value-type="string">
            <text:p>rubyzip/rubyzip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ost issu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rubyzip/rubyzip/issues/135" xlink:type="simple">https://github.com/rubyzip/rubyzip/issues/135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spree-contrib/spree_active_shipping</text:p>
          </table:table-cell>
          <table:table-cell table:style-name="ce5" office:value-type="string" calcext:value-type="string">
            <text:p>activemerchant/active_merchan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to solve issue via PR | 3F | 2 EC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activemerchant/active_merchant/pull/757" xlink:type="simple">https://github.com/activemerchant/active_merchant/pull/757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wardrop/Scorched</text:p>
          </table:table-cell>
          <table:table-cell table:style-name="ce5" office:value-type="string" calcext:value-type="string">
            <text:p>rack/rack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post issue/ask for help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rack/rack/issues/564" xlink:type="simple">https://github.com/rack/rack/issues/564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robertgauld/osm</text:p>
          </table:table-cell>
          <table:table-cell table:style-name="ce5" office:value-type="string" calcext:value-type="string">
            <text:p>colszowka/simplecov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github.com/robertgauld/osm/issues/109" xlink:type="simple">https://github.com/robertgauld/osm/issues/109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codeclimate/ruby-test-reporter</text:p>
          </table:table-cell>
          <table:table-cell table:style-name="ce5" office:value-type="string" calcext:value-type="string">
            <text:p>pry/pry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3 EC but the component use another project developed by the company developing the user project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github.com/pry/pry/pull/964" xlink:type="simple">https://github.com/pry/pry/pull/964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airbrake/airbrake</text:p>
          </table:table-cell>
          <table:table-cell table:style-name="ce5" office:value-type="string" calcext:value-type="string">
            <text:p>capistrano/capistrano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PR to improve code to 3 EC | 1 F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"/>
          <table:table-cell table:number-columns-repeated="998"/>
        </table:table-row>
        <table:table-row table:style-name="ro2">
          <table:table-cell table:style-name="ce5" office:value-type="string" calcext:value-type="string">
            <text:p>azure/azure-sdk-for-ruby</text:p>
          </table:table-cell>
          <table:table-cell table:style-name="ce5" office:value-type="string" calcext:value-type="string">
            <text:p>sparklemotion/nokogiri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sj26/mailcatcher</text:p>
          </table:table-cell>
          <table:table-cell table:style-name="ce5" office:value-type="string" calcext:value-type="string">
            <text:p>petebrowne/sprockets-sas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litaio/lita</text:p>
          </table:table-cell>
          <table:table-cell table:style-name="ce5" office:value-type="string" calcext:value-type="string">
            <text:p>colszowka/simplecov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 but it looks like component project is also using user project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airbrake/airbrake</text:p>
          </table:table-cell>
          <table:table-cell table:style-name="ce5" office:value-type="string" calcext:value-type="string">
            <text:p>ruby-json-schema/json-schem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burke/zeus</text:p>
          </table:table-cell>
          <table:table-cell table:style-name="ce5" office:value-type="string" calcext:value-type="string">
            <text:p>bundler/bundler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PR attempt to solve problem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bundler/bundler/pull/2863" xlink:type="simple">https://github.com/bundler/bundler/pull/2863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kylejginavan/youtube_it</text:p>
          </table:table-cell>
          <table:table-cell table:style-name="ce5" office:value-type="string" calcext:value-type="string">
            <text:p>bblimke/webmock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report issue | 1F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bblimke/webmock/pull/185#issuecomment-11403393" xlink:type="simple">https://github.com/bblimke/webmock/pull/185#issuecomment-11403393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matthooks/vimeo</text:p>
          </table:table-cell>
          <table:table-cell table:style-name="ce5" office:value-type="string" calcext:value-type="string">
            <text:p>taf2/curb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defunkt/gist</text:p>
          </table:table-cell>
          <table:table-cell table:style-name="ce5" office:value-type="string" calcext:value-type="string">
            <text:p>rtomayko/ronn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to report/solve issue | 2EC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rtomayko/ronn/issues/12" xlink:type="simple">https://github.com/rtomayko/ronn/issues/12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rest-client/rest-client</text:p>
          </table:table-cell>
          <table:table-cell table:style-name="ce5" office:value-type="string" calcext:value-type="string">
            <text:p>rdoc/rdoc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krobertson/dm-paperclip</text:p>
          </table:table-cell>
          <table:table-cell table:style-name="ce5" office:value-type="string" calcext:value-type="string">
            <text:p>technicalpickles/jeweler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chef/minitest-chef-handler</text:p>
          </table:table-cell>
          <table:table-cell table:style-name="ce5" office:value-type="string" calcext:value-type="string">
            <text:p>freerange/moch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google/google-api-ruby-client</text:p>
          </table:table-cell>
          <table:table-cell table:style-name="ce5" office:value-type="string" calcext:value-type="string">
            <text:p>copiousfreetime/launchy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report/solve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copiousfreetime/launchy/issues/47" xlink:type="simple">https://github.com/copiousfreetime/launchy/issues/47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interagent/heroics</text:p>
          </table:table-cell>
          <table:table-cell table:style-name="ce5" office:value-type="string" calcext:value-type="string">
            <text:p>bundler/bundler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2 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fredwu/api_taster</text:p>
          </table:table-cell>
          <table:table-cell table:style-name="ce5" office:value-type="string" calcext:value-type="string">
            <text:p>rspec/rspec-rail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collectiveidea/delayed_job</text:p>
          </table:table-cell>
          <table:table-cell table:style-name="ce5" office:value-type="string" calcext:value-type="string">
            <text:p>datamapper/dm-validations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projecthydra/sufia</text:p>
          </table:table-cell>
          <table:table-cell table:style-name="ce5" office:value-type="string" calcext:value-type="string">
            <text:p>zdennis/activerecord-impor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to help solve issue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github.com/zdennis/activerecord-import/pull/79#issuecomment-20382239" xlink:type="simple">https://github.com/zdennis/activerecord-import/pull/79#issuecomment-20382239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haml/haml</text:p>
          </table:table-cell>
          <table:table-cell table:style-name="ce5" office:value-type="string" calcext:value-type="string">
            <text:p>seattlerb/minitest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F PR to change doc formatting | 2F | 2EC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github.com/seattlerb/minitest/pull/296" xlink:type="simple">https://github.com/seattlerb/minitest/pull/296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benlangfeld/ruby_speech</text:p>
          </table:table-cell>
          <table:table-cell table:style-name="ce5" office:value-type="string" calcext:value-type="string">
            <text:p>sparklemotion/nokogiri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ost issu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ryanlecompte/redis_failover</text:p>
          </table:table-cell>
          <table:table-cell table:style-name="ce5" office:value-type="string" calcext:value-type="string">
            <text:p>redis/redis-rb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PR to fix problem | 1F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string" calcext:value-type="string">
            <text:p><text:a xlink:href="https://github.com/redis/redis-rb/pull/266" xlink:type="simple">https://github.com/redis/redis-rb/pull/266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jfirebaugh/konacha</text:p>
          </table:table-cell>
          <table:table-cell table:style-name="ce5" office:value-type="string" calcext:value-type="string">
            <text:p>jnicklas/capybara</text:p>
          </table:table-cell>
          <table:table-cell table:style-name="ce2" office:value-type="string" calcext:value-type="string">
            <text:p>SbT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omponent devs created user repo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omoz/qless</text:p>
          </table:table-cell>
          <table:table-cell table:style-name="ce5" office:value-type="string" calcext:value-type="string">
            <text:p>colszowka/simplecov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F seek help/report problem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github.com/colszowka/simplecov/issues/230" xlink:type="simple">https://github.com/colszowka/simplecov/issues/230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jnicklas/capybara</text:p>
          </table:table-cell>
          <table:table-cell table:style-name="ce5" office:value-type="string" calcext:value-type="string">
            <text:p>brynary/rack-test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F</text:p>
          </table:table-cell>
          <table:table-cell table:style-name="ce7" office:value-type="string" calcext:value-type="string">
            <text:p>B Feature request to use the lib made by lib dev | 1EC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<text:a xlink:href="https://github.com/jnicklas/capybara/pull/741" xlink:type="simple">https://github.com/jnicklas/capybara/pull/741</text:a></text:p>
          </table:table-cell>
          <table:table-cell table:style-name="ce2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para-cms/para</text:p>
          </table:table-cell>
          <table:table-cell table:style-name="ce5" office:value-type="string" calcext:value-type="string">
            <text:p>plataformatec/devise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BO 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5" office:value-type="string" calcext:value-type="string">
            <text:p>steelThread/redmon</text:p>
          </table:table-cell>
          <table:table-cell table:style-name="ce5" office:value-type="string" calcext:value-type="string">
            <text:p>sinatra/sinatra</text:p>
          </table:table-cell>
          <table:table-cell table:style-name="ce2" office:value-type="string" calcext:value-type="string">
            <text:p>TbS</text:p>
          </table:table-cell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C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mockko/livereload</text:p>
          </table:table-cell>
          <table:table-cell table:style-name="ce6" office:value-type="string" calcext:value-type="string">
            <text:p>igrigorik/em-websocket</text:p>
          </table:table-cell>
          <table:table-cell table:style-name="ce6" office:value-type="string" calcext:value-type="string">
            <text:p>TbS</text:p>
          </table:table-cell>
          <table:table-cell table:style-name="ce6" office:value-type="string" calcext:value-type="string">
            <text:p>FO</text:p>
          </table:table-cell>
          <table:table-cell table:style-name="ce6" office:value-type="string" calcext:value-type="string">
            <text:p>F comment feature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9" office:value-type="string" calcext:value-type="string">
            <text:p><text:a xlink:href="https://github.com/igrigorik/em-websocket/issues/115#issuecomment-38133739" xlink:type="simple">https://github.com/igrigorik/em-websocket/issues/115#issuecomment-38133739</text:a>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8" table:formula="of:=SUM([.F2:.F51])*2" office:value-type="float" office:value="8" calcext:value-type="float">
            <text:p>8</text:p>
          </table:table-cell>
          <table:table-cell table:style-name="ce8" table:formula="of:=SUM([.G2:.G51])*2" office:value-type="float" office:value="2" calcext:value-type="float">
            <text:p>2</text:p>
          </table:table-cell>
          <table:table-cell table:style-name="ce8" table:formula="of:=SUM([.H2:.H51])*2" office:value-type="float" office:value="12" calcext:value-type="float">
            <text:p>12</text:p>
          </table:table-cell>
          <table:table-cell table:style-name="ce8" table:formula="of:=SUM([.I2:.I51])*2" office:value-type="float" office:value="14" calcext:value-type="float">
            <text:p>14</text:p>
          </table:table-cell>
          <table:table-cell table:style-name="ce8" table:formula="of:=SUM([.J2:.J51])*2" office:value-type="float" office:value="14" calcext:value-type="float">
            <text:p>14</text:p>
          </table:table-cell>
          <table:table-cell table:style-name="ce8" table:formula="of:=SUM([.K2:.K51])*2" office:value-type="float" office:value="2" calcext:value-type="float">
            <text:p>2</text:p>
          </table:table-cell>
          <table:table-cell table:style-name="ce8" table:formula="of:=SUM([.L2:.L51])*2" office:value-type="float" office:value="0" calcext:value-type="float">
            <text:p>0</text:p>
          </table:table-cell>
          <table:table-cell table:style-name="ce8" table:formula="of:=SUM([.M2:.M51])*2" office:value-type="float" office:value="4" calcext:value-type="float">
            <text:p>4</text:p>
          </table:table-cell>
          <table:table-cell table:style-name="ce8" table:formula="of:=SUM([.N2:.N51])*2" office:value-type="float" office:value="44" calcext:value-type="float">
            <text:p>44</text:p>
          </table:table-cell>
          <table:table-cell table:number-columns-repeated="1010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ven" style:display-name="PageStyle_Mav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byGems" style:display-name="PageStyle_RubyGe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12" meta:object-count="0"/>
    <meta:generator>LibreOfficeDev/5.1.0.3$Linux_X86_64 LibreOffice_project/</meta:generator>
  </office:meta>
</office:document-meta>
</file>